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ＭＳ Ｐゴシック" svg:font-family="'ＭＳ Ｐゴシック'"/>
    <style:font-face style:name="ＭＳ Ｐゴシック2" svg:font-family="'ＭＳ Ｐゴシック'" style:font-family-generic="modern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0.5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text-line-through-style="none" style:font-name="Calibri" fo:font-size="11pt" fo:language="en" fo:country="US" fo:font-style="normal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solid" svg:stroke-width="0.071cm" svg:stroke-color="#385d8a" svg:stroke-opacity="100%" svg:stroke-linecap="butt" draw:fill="solid" draw:fill-color="#ccc1da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draw:stroke="solid" svg:stroke-width="0.071cm" svg:stroke-color="#385d8a" svg:stroke-opacity="100%" svg:stroke-linecap="butt" draw:fill="solid" draw:fill-color="#fac090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>
      <style:graphic-properties draw:stroke="solid" svg:stroke-width="0.071cm" svg:stroke-color="#385d8a" svg:stroke-opacity="100%" svg:stroke-linecap="butt" draw:fill="solid" draw:fill-color="#d7e4bd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>
      <style:graphic-properties draw:stroke="solid" svg:stroke-width="0.071cm" svg:stroke-color="#385d8a" svg:stroke-opacity="100%" svg:stroke-linecap="butt" draw:fill="solid" draw:fill-color="#8eb4e3" draw:opacity="5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>
      <style:graphic-properties draw:stroke="solid" svg:stroke-width="0.106cm" svg:stroke-color="#385d8a" svg:stroke-opacity="100%" svg:stroke-linecap="butt" draw:fill="solid" draw:fill-color="#fdead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>
      <style:graphic-properties draw:stroke="solid" svg:stroke-width="0.044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>
      <style:graphic-properties draw:stroke="solid" svg:stroke-width="0.106cm" svg:stroke-color="#385d8a" draw:marker-end="a89" svg:stroke-opacity="100%" svg:stroke-linecap="butt" draw:fill="solid" draw:fill-color="#fdeada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>
      <style:graphic-properties draw:stroke="solid" svg:stroke-width="0.044cm" svg:stroke-color="#385d8a" draw:marker-end="a89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>
      <style:graphic-properties draw:marker-end="a89" draw:textarea-horizontal-align="center" draw:textarea-vertical-align="middle"/>
    </style:style>
    <style:style style:name="gr11" style:family="graphic">
      <style:graphic-properties draw:marker-start="a89" draw:textarea-horizontal-align="center" draw:textarea-vertical-align="middle"/>
    </style:style>
    <style:style style:name="gr12" style:family="graphic">
      <style:graphic-properties draw:stroke="solid" svg:stroke-width="0.106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>
      <style:graphic-properties draw:textarea-horizontal-align="justify" draw:textarea-vertical-align="middle" draw:auto-grow-height="false" fo:min-height="0cm" fo:min-width="0cm"/>
    </style:style>
    <style:style style:name="gr14" style:family="graphic">
      <style:graphic-properties draw:stroke="solid" svg:stroke-width="0.071cm" svg:stroke-color="#385d8a" svg:stroke-opacity="100%" svg:stroke-linecap="butt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style:writing-mode="lr-tb" style:font-independent-line-spacing="false"/>
    </style:style>
    <style:style style:name="P4" style:family="paragraph">
      <style:paragraph-properties fo:margin-left="0cm" fo:margin-right="0cm" fo:margin-top="0cm" fo:margin-bottom="0cm" fo:line-height="0.459cm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/>
      </style:paragraph-properties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style:text-underline-style="none" fo:font-weight="normal" style:font-weight-asian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9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style:font-name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1pt" style:language-asian="ja" style:country-asian="JP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style:text-position="0% 100%" style:font-name="Calibri" fo:font-size="11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ＭＳ Ｐゴシック1" style:font-size-asian="11pt" style:language-asian="ja" style:country-asian="JP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line-through-style="none" style:text-position="0% 100%" style:font-name="Calibri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ＭＳ Ｐゴシック1" style:font-size-asian="13pt" style:language-asian="ja" style:country-asian="JP" style:font-style-asian="normal" style:font-weight-asian="norm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R図" table:style-name="ta1">
        <table:shapes>
          <draw:line draw:z-index="15" draw:style-name="gr1" draw:text-style-name="P1" svg:x1="29.168cm" svg:y1="33.096cm" svg:x2="30.918cm" svg:y2="33.092cm">
            <text:p/>
          </draw:line>
        </table:shapes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ER図.V17" table:end-x="0.359cm" table:end-y="0.495cm" draw:z-index="2" draw:name="角丸四角形 110" draw:style-name="gr2" draw:text-style-name="P3" svg:width="29.499cm" svg:height="7.867cm" svg:x="0.656cm" svg:y="0.035cm">
              <text:p text:style-name="P2"><text:span text:style-name="T1">総合管理テーブル群（システム全体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02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>
            <draw:custom-shape table:end-cell-address="ER図.I64" table:end-x="1.105cm" table:end-y="0.124cm" draw:z-index="1" draw:name="角丸四角形 112" draw:style-name="gr3" draw:text-style-name="P3" svg:width="12.834cm" svg:height="21.604cm" svg:x="0.649cm" svg:y="0.247cm">
              <text:p text:style-name="P2"><text:span text:style-name="T1">システム管理テーブル群（各顧客企業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8"/>
          <table:table-cell>
            <draw:custom-shape table:end-cell-address="ER図.Z64" table:end-x="1.107cm" table:end-y="0.039cm" draw:z-index="0" draw:name="角丸四角形 114" draw:style-name="gr4" draw:text-style-name="P3" svg:width="26.099cm" svg:height="21.519cm" svg:x="0.861cm" svg:y="0.247cm">
              <text:p text:style-name="P2"><text:span text:style-name="T1">作業管理テーブル群（作業管理に関する情報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"/>
          <table:table-cell>
            <draw:custom-shape table:end-cell-address="ER図.AD54" table:end-x="1.516cm" table:end-y="0.018cm" draw:z-index="3" draw:name="角丸四角形 1" draw:style-name="gr5" draw:text-style-name="P3" svg:width="6.372cm" svg:height="16.348cm" svg:x="0.205cm" svg:y="0.459cm">
              <text:p text:style-name="P4"><text:span text:style-name="T1">システム基盤テーブル群（運用では書き込まない）</text:span></text:p>
  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g table:end-cell-address="ER図.C33" table:end-x="1.331cm" table:end-y="0.028cm" draw:z-index="6">
              <draw:custom-shape draw:name="正方形/長方形 118" draw:style-name="gr6" draw:text-style-name="P5" svg:width="3.63cm" svg:height="0.626cm" svg:x="1.075cm" svg:y="0.083cm">
                <text:p text:style-name="P2"><text:span text:style-name="T1">人員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6" svg:width="3.63cm" svg:height="2.045cm" svg:x="1.075cm" svg:y="0.709cm">
                <text:p text:style-name="P2"><text:span text:style-name="T1">人員</text:span><text:span text:style-name="T1">ID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5" svg:width="3.63cm" svg:height="2.212cm" svg:x="1.075cm" svg:y="2.754cm">
                <text:p text:style-name="P2"><text:span text:style-name="T1">名前</text:span></text:p>
                <text:p text:style-name="P2"><text:span text:style-name="T1">ログイン</text:span><text:span text:style-name="T1">ID</text:span></text:p>
                <text:p text:style-name="P2"><text:span text:style-name="T1">パスワード</text:span></text:p>
                <text:p text:style-name="P2"><text:span text:style-name="T1">パスワード更新日</text:span></text:p>
                <text:p text:style-name="P2"><text:span text:style-name="T1">状態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2"/>
          <table:table-cell>
            <draw:g table:end-cell-address="ER図.F32" table:end-x="0.463cm" table:end-y="0.495cm" draw:z-index="9">
              <draw:custom-shape draw:name="正方形/長方形 118" draw:style-name="gr8" draw:text-style-name="P5" svg:width="3.476cm" svg:height="0.622cm" svg:x="0.361cm" svg:y="0.084cm">
                <text:p text:style-name="P2"><text:span text:style-name="T1">配備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9" draw:text-style-name="P6" svg:width="3.476cm" svg:height="2.034cm" svg:x="0.361cm" svg:y="0.706cm">
                <text:p text:style-name="P2"><text:span text:style-name="T1">人員</text:span><text:span text:style-name="T1">ID</text:span><text:span text:style-name="T1">（</text:span><text:span text:style-name="T1">FK</text:span><text:span text:style-name="T1">）</text:span></text:p>
                <text:p text:style-name="P2"><text:span text:style-name="T1">部署</text:span><text:span text:style-name="T1">ID</text:span><text:span text:style-name="T1">（</text:span><text:span text:style-name="T1">FK</text:span><text:span text:style-name="T1">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9" draw:text-style-name="P5" svg:width="3.476cm" svg:height="2.199cm" svg:x="0.361cm" svg:y="2.74cm">
                <text:p text:style-name="P2">配置日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/>
          <table:table-cell>
            <draw:g table:end-cell-address="ER図.I32" table:end-x="0.765cm" table:end-y="0.384cm" draw:z-index="7" draw:name="グループ化 117">
              <draw:custom-shape draw:name="正方形/長方形 118" draw:style-name="gr6" draw:text-style-name="P5" svg:width="3.324cm" svg:height="0.609cm" svg:x="1.384cm" svg:y="0.081cm">
                <text:p text:style-name="P2"><text:span text:style-name="T1">部署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6" svg:width="3.324cm" svg:height="1.988cm" svg:x="1.384cm" svg:y="0.69cm">
                <text:p text:style-name="P2"><text:span text:style-name="T1">部署</text:span><text:span text:style-name="T1">ID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5" svg:width="3.324cm" svg:height="2.15cm" svg:x="1.384cm" svg:y="2.678cm">
                <text:p text:style-name="P2"><text:span text:style-name="T1">責任者</text:span><text:span text:style-name="T1">ID</text:span></text:p>
                <text:p text:style-name="P2"><text:span text:style-name="T1">名称</text:span></text:p>
                <text:p text:style-name="P2"><text:span text:style-name="T1">状態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8"/>
        </table:table-row>
        <table:table-row table:style-name="ro1">
          <table:table-cell table:number-columns-repeated="10"/>
          <table:table-cell>
            <draw:g table:end-cell-address="ER図.M34" table:end-x="1.452cm" table:end-y="0.152cm" draw:z-index="21" draw:name="グループ化 117">
              <draw:custom-shape draw:name="正方形/長方形 118" draw:style-name="gr6" draw:text-style-name="P5" svg:width="3.569cm" svg:height="0.598cm" svg:x="0.118cm" svg:y="0.428cm">
                <text:p text:style-name="P2"><text:span text:style-name="T1">投影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6" svg:width="3.569cm" svg:height="1.952cm" svg:x="0.118cm" svg:y="1.026cm">
                <text:p text:style-name="P7"><text:span text:style-name="T1">部署</text:span><text:span text:style-name="T1">ID(FK)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5" svg:width="3.569cm" svg:height="2.112cm" svg:x="0.118cm" svg:y="2.978cm">
                <text:p text:style-name="P2"><text:span text:style-name="T1">設定部署</text:span></text:p>
                <text:p text:style-name="P2"><text:span text:style-name="T1">設定日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3"/>
        </table:table-row>
        <table:table-row table:style-name="ro1">
          <table:table-cell table:number-columns-repeated="2"/>
          <table:table-cell>
            <draw:line table:end-cell-address="ER図.D25" table:end-x="0.356cm" table:end-y="0.461cm" draw:z-index="16" draw:style-name="gr10" draw:text-style-name="P1" svg:x1="1.31cm" svg:y1="0.461cm" svg:x2="2.043cm" svg:y2="0.461cm">
              <text:p/>
            </draw:line>
          </table:table-cell>
          <table:table-cell table:number-columns-repeated="23"/>
          <table:table-cell>
            <draw:g table:end-cell-address="ER図.AD37" table:end-x="0.59cm" table:end-y="0.298cm" draw:z-index="4" draw:name="グループ化 117">
              <draw:custom-shape draw:name="正方形/長方形 118" draw:style-name="gr6" draw:text-style-name="P3" svg:width="4.741cm" svg:height="0.741cm" svg:x="0.91cm" svg:y="0.445cm">
                <text:p text:style-name="P2"><text:span text:style-name="T1">コー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3" svg:width="4.741cm" svg:height="2.42cm" svg:x="0.91cm" svg:y="1.186cm">
                <text:p text:style-name="P2"><text:span text:style-name="T2">種別英名</text:span></text:p>
                <text:p text:style-name="P2"><text:span text:style-name="T2">コード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3" svg:width="4.741cm" svg:height="2.617cm" svg:x="0.91cm" svg:y="3.606cm">
                <text:p text:style-name="P2"><text:span text:style-name="T1">表示名称</text:span></text:p>
                <text:p text:style-name="P2"><text:span text:style-name="T1">略称</text:span></text:p>
                <text:p text:style-name="P2"><text:span text:style-name="T1">備考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997"/>
        </table:table-row>
        <table:table-row table:style-name="ro1">
          <table:table-cell table:number-columns-repeated="5"/>
          <table:table-cell>
            <draw:line table:end-cell-address="ER図.F26" table:end-x="1.38cm" table:end-y="0.033cm" draw:z-index="17" draw:style-name="gr11" draw:text-style-name="P1" svg:x1="0.456cm" svg:y1="0.033cm" svg:x2="1.38cm" svg:y2="0.033cm">
              <text:p/>
            </draw:line>
          </table:table-cell>
          <table:table-cell table:number-columns-repeated="2"/>
          <table:table-cell>
            <draw:line table:end-cell-address="ER図.K29" table:end-x="0.117cm" table:end-y="0.033cm" draw:z-index="22" draw:style-name="gr11" draw:text-style-name="P1" svg:x1="3.491cm" svg:y1="1.514cm" svg:x2="0.719cm" svg:y2="0.296cm">
              <text:p/>
            </draw:line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>
            <draw:line table:end-cell-address="ER図.H36" table:end-x="0.207cm" table:end-y="0.132cm" draw:z-index="18" draw:style-name="gr1" draw:text-style-name="P1" svg:x1="0.207cm" svg:y1="0.429cm" svg:x2="0.207cm" svg:y2="2.108cm">
              <text:p/>
            </draw:line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>
            <draw:g table:end-cell-address="ER図.I45" table:end-x="0.842cm" table:end-y="0.392cm" draw:z-index="8" draw:name="グループ化 117">
              <draw:custom-shape draw:name="正方形/長方形 118" draw:style-name="gr6" draw:text-style-name="P5" svg:width="3.569cm" svg:height="0.598cm" svg:x="1.216cm" svg:y="0.174cm">
                <text:p text:style-name="P2"><text:span text:style-name="T1">上位部署テーブル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19" draw:style-name="gr7" draw:text-style-name="P6" svg:width="3.569cm" svg:height="1.952cm" svg:x="1.216cm" svg:y="0.772cm">
                <text:p text:style-name="P2"><text:span text:style-name="T1">部署</text:span><text:span text:style-name="T1">ID(FK)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0" draw:style-name="gr7" draw:text-style-name="P5" svg:width="3.569cm" svg:height="2.112cm" svg:x="1.216cm" svg:y="2.724cm">
                <text:p text:style-name="P2"><text:span text:style-name="T1">上位部署</text:span></text:p>
                <text:p text:style-name="P2"><text:span text:style-name="T1">設定日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6"/>
          <table:table-cell>
            <draw:g table:end-cell-address="ER図.AD51" table:end-x="0.675cm" table:end-y="0.021cm" draw:z-index="5" draw:name="グループ化 122">
              <draw:custom-shape draw:name="正方形/長方形 123" draw:style-name="gr6" draw:text-style-name="P3" svg:width="4.72cm" svg:height="0.741cm" svg:x="1.016cm" svg:y="0.148cm">
                <text:p text:style-name="P2"><text:span text:style-name="T1">画面メッセージ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4" draw:style-name="gr7" draw:text-style-name="P3" svg:width="4.72cm" svg:height="2.442cm" svg:x="1.016cm" svg:y="0.889cm">
                <text:p text:style-name="P2"><text:span text:style-name="T2">メッセージ番号</text:span></text:p>
                <draw:enhanced-geometry svg:viewBox="0 0 21600 21600" draw:type="non-primitive" draw:enhanced-path="M 0 0 L 21600 0 21600 21600 0 21600 Z N"/>
              </draw:custom-shape>
              <draw:custom-shape draw:name="正方形/長方形 125" draw:style-name="gr7" draw:text-style-name="P3" svg:width="4.72cm" svg:height="2.616cm" svg:x="1.016cm" svg:y="3.331cm">
                <text:p text:style-name="P2"><text:span text:style-name="T1">種別</text:span></text:p>
                <text:p text:style-name="P2"><text:span text:style-name="T1">エラーメッセージ</text:span></text:p>
                <text:p text:style-name="P2"><text:span text:style-name="T1">対応メッセージ</text:span></text:p>
                <draw:enhanced-geometry svg:viewBox="0 0 21600 21600" draw:type="non-primitive" draw:enhanced-path="M 0 0 L 21600 0 21600 21600 0 21600 Z N"/>
              </draw:custom-shape>
            </draw:g>
          </table:table-cell>
          <table:table-cell table:number-columns-repeated="997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AA74" table:end-x="1.06cm" table:end-y="0.464cm" draw:z-index="10" draw:name="フローチャート: 処理 302" draw:style-name="gr12" draw:text-style-name="P8" svg:width="14.556cm" svg:height="4.847cm" svg:x="0cm" svg:y="0.061cm">
              <text:p text:style-name="P2"><text:span text:style-name="T3">凡例</text:span></text:p>
              <text:p text:style-name="P2"><text:span text:style-name="T3">　　　　　　　　　リレーション　１対多</text:span></text:p>
              <text:p text:style-name="P2"><text:span text:style-name="T3">　　　　　　　　　リレーション　１対１</text:span></text:p>
              <text:p text:style-name="P2"><text:span text:style-name="T3">　　　　　　　　　データ移動、データ更新</text:span></text:p>
              <text:p text:style-name="P2"><text:span text:style-name="T3">　　　　　　　　　処理</text:span></text:p>
              <text:p text:style-name="P2"><text:span text:style-name="T3">　　　　　　　　　本システムの</text:span><text:span text:style-name="T3">web</text:span><text:span text:style-name="T3">画面</text:span></text:p>
              <text:p text:style-name="P2"><text:span text:style-name="T3">　　　　　　　　　本システム外との入出力通信</text:span></text:p>
              <text:p text:style-name="P2"><text:span text:style-name="T1"/></text:p>
              <draw:enhanced-geometry svg:viewBox="0 0 1 1" draw:mirror-horizontal="false" draw:mirror-vertical="false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table:number-columns-repeated="5"/>
          <table:table-cell>
            <draw:g table:end-cell-address="ER図.AA72" table:end-x="0.714cm" table:end-y="0.297cm" draw:z-index="11" draw:name="グループ化 303">
              <draw:custom-shape draw:name="正方形/長方形 304" draw:style-name="gr6" draw:text-style-name="P5" svg:width="2.598cm" svg:height="0.96cm" svg:x="1.49cm" svg:y="0.132cm">
                <text:p text:style-name="P2"><text:span text:style-name="T1">ＤＢ名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305" draw:style-name="gr7" draw:text-style-name="P5" svg:width="2.598cm" svg:height="1.152cm" svg:x="1.49cm" svg:y="1.197cm">
                <text:p text:style-name="P2"><text:span text:style-name="T2">主キー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  <draw:custom-shape draw:name="正方形/長方形 306" draw:style-name="gr7" draw:text-style-name="P5" svg:width="2.598cm" svg:height="1.404cm" svg:x="1.49cm" svg:y="2.349cm">
                <text:p text:style-name="P2"><text:span text:style-name="T1">項目例</text:span></text:p>
                <draw:enhanced-geometry svg:viewBox="0 0 21600 21600" draw:mirror-horizontal="false" draw:mirror-vertical="false" draw:type="non-primitive" draw:enhanced-path="M 0 0 L 21600 0 21600 21600 0 21600 Z N"/>
              </draw:custom-shape>
            </draw:g>
          </table:table-cell>
          <table:table-cell table:number-columns-repeated="999"/>
        </table:table-row>
        <table:table-row table:style-name="ro1">
          <table:table-cell table:number-columns-repeated="18"/>
          <table:table-cell>
            <draw:line table:end-cell-address="ER図.T66" table:end-x="0.955cm" table:end-y="0.428cm" draw:z-index="19" draw:style-name="gr10" draw:text-style-name="P1" svg:x1="1.208cm" svg:y1="0.428cm" svg:x2="2.642cm" svg:y2="0.428cm">
              <text:p/>
            </draw:lin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T70" table:end-x="1.143cm" table:end-y="0.04cm" draw:z-index="20" draw:style-name="gr13" svg:width="2.007cm" svg:height="0.56cm" svg:x="0.823cm" svg:y="0.46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T71" table:end-x="1.107cm" table:end-y="0.332cm" draw:z-index="12" draw:name="フローチャート: 処理 311" draw:style-name="gr14" draw:text-style-name="P9" svg:width="1.682cm" svg:height="0.438cm" svg:x="1.112cm" svg:y="0.388cm">
              <text:p/>
              <draw:enhanced-geometry svg:viewBox="0 0 1 1" draw:mirror-horizontal="false" draw:mirror-vertical="false" draw:text-areas="?f8 ?f10 ?f9 ?f11" draw:type="non-primitive" draw:enhanced-path="M 0 0 L 1 0 1 1 0 1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"/>
                <draw:equation draw:name="f7" draw:formula="?f4"/>
                <draw:equation draw:name="f8" draw:formula="?f0 / ?f6"/>
                <draw:equation draw:name="f9" draw:formula="?f1 / ?f6"/>
                <draw:equation draw:name="f10" draw:formula="?f2 / ?f7"/>
                <draw:equation draw:name="f11" draw:formula="?f3 / ?f7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custom-shape table:end-cell-address="ER図.T73" table:end-x="0.991cm" table:end-y="0.075cm" draw:z-index="14" draw:name="稲妻 318" draw:style-name="gr14" draw:text-style-name="P9" svg:width="1.748cm" svg:height="0.497cm" svg:x="0.93cm" svg:y="0.072cm">
              <text:p/>
              <draw:enhanced-geometry svg:viewBox="0 0 21600 21600" draw:mirror-horizontal="true" draw:mirror-vertical="false" draw:text-areas="?f36 ?f38 ?f37 ?f39" draw:glue-points="?f22 ?f23 ?f24 ?f25 ?f26 ?f27 ?f28 ?f29 ?f30 ?f31 ?f32 ?f33 ?f34 ?f35" draw:type="non-primitive" draw:enhanced-path="M 8472 0 L 12860 6080 11050 6797 16577 12007 14767 12877 21600 21600 10012 14915 12222 13987 5022 9705 7602 8382 0 389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?f5 * 5022 / 21600"/>
                <draw:equation draw:name="f9" draw:formula="?f5 * 8472 / 21600"/>
                <draw:equation draw:name="f10" draw:formula="?f5 * 8757 / 21600"/>
                <draw:equation draw:name="f11" draw:formula="?f5 * 10012 / 21600"/>
                <draw:equation draw:name="f12" draw:formula="?f5 * 12860 / 21600"/>
                <draw:equation draw:name="f13" draw:formula="?f5 * 13917 / 21600"/>
                <draw:equation draw:name="f14" draw:formula="?f5 * 16577 / 21600"/>
                <draw:equation draw:name="f15" draw:formula="?f4 * 3890 / 21600"/>
                <draw:equation draw:name="f16" draw:formula="?f4 * 6080 / 21600"/>
                <draw:equation draw:name="f17" draw:formula="?f4 * 7437 / 21600"/>
                <draw:equation draw:name="f18" draw:formula="?f4 * 9705 / 21600"/>
                <draw:equation draw:name="f19" draw:formula="?f4 * 12007 / 21600"/>
                <draw:equation draw:name="f20" draw:formula="?f4 * 14277 / 21600"/>
                <draw:equation draw:name="f21" draw:formula="?f4 * 14915 / 21600"/>
                <draw:equation draw:name="f22" draw:formula="?f9 / ?f6"/>
                <draw:equation draw:name="f23" draw:formula="?f2 / ?f7"/>
                <draw:equation draw:name="f24" draw:formula="?f0 / ?f6"/>
                <draw:equation draw:name="f25" draw:formula="?f15 / ?f7"/>
                <draw:equation draw:name="f26" draw:formula="?f8 / ?f6"/>
                <draw:equation draw:name="f27" draw:formula="?f18 / ?f7"/>
                <draw:equation draw:name="f28" draw:formula="?f11 / ?f6"/>
                <draw:equation draw:name="f29" draw:formula="?f21 / ?f7"/>
                <draw:equation draw:name="f30" draw:formula="?f1 / ?f6"/>
                <draw:equation draw:name="f31" draw:formula="?f3 / ?f7"/>
                <draw:equation draw:name="f32" draw:formula="?f14 / ?f6"/>
                <draw:equation draw:name="f33" draw:formula="?f19 / ?f7"/>
                <draw:equation draw:name="f34" draw:formula="?f12 / ?f6"/>
                <draw:equation draw:name="f35" draw:formula="?f16 / ?f7"/>
                <draw:equation draw:name="f36" draw:formula="?f10 / ?f6"/>
                <draw:equation draw:name="f37" draw:formula="?f13 / ?f6"/>
                <draw:equation draw:name="f38" draw:formula="?f17 / ?f7"/>
                <draw:equation draw:name="f39" draw:formula="?f20 / ?f7"/>
              </draw:enhanced-geometry>
            </draw:custom-shape>
          </table:table-cell>
          <table:table-cell table:number-columns-repeated="1005"/>
        </table:table-row>
        <table:table-row table:style-name="ro1">
          <table:table-cell table:number-columns-repeated="18"/>
          <table:table-cell>
            <draw:g table:end-cell-address="ER図.T74" table:end-x="1.114cm" table:end-y="0.069cm" draw:z-index="13" draw:name="グループ化 315">
              <draw:custom-shape draw:name="フローチャート : 表示 316" draw:style-name="gr14" draw:text-style-name="P3" svg:width="2.107cm" svg:height="0.417cm" svg:x="0.694cm" svg:y="0.036cm">
                <text:p/>
                <draw:enhanced-geometry svg:viewBox="0 0 373380 165213" draw:mirror-horizontal="false" draw:mirror-vertical="false" draw:text-areas="?f17 ?f12 ?f18 ?f15" draw:glue-points="?f11 ?f12 ?f13 ?f14 ?f11 ?f15 ?f16 ?f14" draw:type="non-primitive" draw:enhanced-path="M 0 82607 L 62230 0 311150 0 A ?f58 ?f59 ?f60 ?f61 311150 0 ?f55 ?f57 W ?f62 ?f63 ?f64 ?f65 311150 0 ?f55 ?f57 L 62230 165213 Z N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5419351 / 1725033"/>
                  <draw:equation draw:name="f9" draw:formula="?f7 / 373380"/>
                  <draw:equation draw:name="f10" draw:formula="?f6 / 165213"/>
                  <draw:equation draw:name="f11" draw:formula="186690 / ?f9"/>
                  <draw:equation draw:name="f12" draw:formula="0 / ?f10"/>
                  <draw:equation draw:name="f13" draw:formula="0 / ?f9"/>
                  <draw:equation draw:name="f14" draw:formula="82607 / ?f10"/>
                  <draw:equation draw:name="f15" draw:formula="165213 / ?f10"/>
                  <draw:equation draw:name="f16" draw:formula="373380 / ?f9"/>
                  <draw:equation draw:name="f17" draw:formula="62230 / ?f9"/>
                  <draw:equation draw:name="f18" draw:formula="311150 / ?f9"/>
                  <draw:equation draw:name="f19" draw:formula="21550000 - 10800000"/>
                  <draw:equation draw:name="f20" draw:formula="if(?f19, 10800000, 21550000)"/>
                  <draw:equation draw:name="f21" draw:formula="-21550000 - ?f20"/>
                  <draw:equation draw:name="f22" draw:formula="if(?f21, -21550000, ?f20)"/>
                  <draw:equation draw:name="f23" draw:formula="16200000 + ?f22"/>
                  <draw:equation draw:name="f24" draw:formula="16200000 + ?f1"/>
                  <draw:equation draw:name="f25" draw:formula="?f24 * ?f8 / ?f0"/>
                  <draw:equation draw:name="f26" draw:formula="0 - ?f25"/>
                  <draw:equation draw:name="f27" draw:formula="cos(?f26)"/>
                  <draw:equation draw:name="f28" draw:formula="0 - ?f27"/>
                  <draw:equation draw:name="f29" draw:formula="?f28 * 62230"/>
                  <draw:equation draw:name="f30" draw:formula="sin(?f26)"/>
                  <draw:equation draw:name="f31" draw:formula="0 - ?f30"/>
                  <draw:equation draw:name="f32" draw:formula="?f31 * 82607"/>
                  <draw:equation draw:name="f33" draw:formula="sqrt(?f29 * ?f29 + ?f32 * ?f32 + 0 * 0)"/>
                  <draw:equation draw:name="f34" draw:formula="62230 * 82607 / ?f33"/>
                  <draw:equation draw:name="f35" draw:formula="?f31 * ?f34"/>
                  <draw:equation draw:name="f36" draw:formula="311150 - ?f35"/>
                  <draw:equation draw:name="f37" draw:formula="?f28 * ?f34"/>
                  <draw:equation draw:name="f38" draw:formula="0 - ?f37"/>
                  <draw:equation draw:name="f39" draw:formula="?f36 - 62230"/>
                  <draw:equation draw:name="f40" draw:formula="?f38 - 82607"/>
                  <draw:equation draw:name="f41" draw:formula="?f36 + 62230"/>
                  <draw:equation draw:name="f42" draw:formula="?f38 + 82607"/>
                  <draw:equation draw:name="f43" draw:formula="?f23 + ?f1"/>
                  <draw:equation draw:name="f44" draw:formula="?f43 * ?f8 / ?f0"/>
                  <draw:equation draw:name="f45" draw:formula="0 - ?f44"/>
                  <draw:equation draw:name="f46" draw:formula="cos(?f45)"/>
                  <draw:equation draw:name="f47" draw:formula="0 - ?f46"/>
                  <draw:equation draw:name="f48" draw:formula="?f47 * 62230"/>
                  <draw:equation draw:name="f49" draw:formula="sin(?f45)"/>
                  <draw:equation draw:name="f50" draw:formula="0 - ?f49"/>
                  <draw:equation draw:name="f51" draw:formula="?f50 * 82607"/>
                  <draw:equation draw:name="f52" draw:formula="sqrt(?f48 * ?f48 + ?f51 * ?f51 + 0 * 0)"/>
                  <draw:equation draw:name="f53" draw:formula="62230 * 82607 / ?f52"/>
                  <draw:equation draw:name="f54" draw:formula="?f50 * ?f53"/>
                  <draw:equation draw:name="f55" draw:formula="?f36 + ?f54"/>
                  <draw:equation draw:name="f56" draw:formula="?f47 * ?f53"/>
                  <draw:equation draw:name="f57" draw:formula="?f38 + ?f56"/>
                  <draw:equation draw:name="f58" draw:formula="if(?f22, 311150, ?f39)"/>
                  <draw:equation draw:name="f59" draw:formula="if(?f22, 0, ?f40)"/>
                  <draw:equation draw:name="f60" draw:formula="if(?f22, 311150, ?f41)"/>
                  <draw:equation draw:name="f61" draw:formula="if(?f22, 0, ?f42)"/>
                  <draw:equation draw:name="f62" draw:formula="if(?f22, ?f39, ?f55)"/>
                  <draw:equation draw:name="f63" draw:formula="if(?f22, ?f40, ?f57)"/>
                  <draw:equation draw:name="f64" draw:formula="if(?f22, ?f41, ?f55)"/>
                  <draw:equation draw:name="f65" draw:formula="if(?f22, ?f42, ?f57)"/>
                </draw:enhanced-geometry>
              </draw:custom-shape>
              <draw:custom-shape draw:name="フローチャート : 手操作入力 317" draw:style-name="gr14" draw:text-style-name="P3" svg:width="0.984cm" svg:height="0.291cm" svg:x="1.515cm" svg:y="0.272cm">
                <text:p/>
                <draw:enhanced-geometry svg:viewBox="0 0 5 5" draw:mirror-horizontal="false" draw:mirror-vertical="false" draw:text-areas="?f13 ?f15 ?f14 ?f16" draw:glue-points="?f11 ?f12" draw:type="non-primitive" draw:enhanced-path="M 0 1 L 5 0 5 5 0 5 Z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5"/>
                  <draw:equation draw:name="f6" draw:formula="?f4 / 10"/>
                  <draw:equation draw:name="f7" draw:formula="?f1 - ?f0"/>
                  <draw:equation draw:name="f8" draw:formula="?f7 / 2"/>
                  <draw:equation draw:name="f9" draw:formula="?f7 / 5"/>
                  <draw:equation draw:name="f10" draw:formula="?f0 + ?f8"/>
                  <draw:equation draw:name="f11" draw:formula="?f10 / ?f9"/>
                  <draw:equation draw:name="f12" draw:formula="?f6 / ?f5"/>
                  <draw:equation draw:name="f13" draw:formula="?f0 / ?f9"/>
                  <draw:equation draw:name="f14" draw:formula="?f1 / ?f9"/>
                  <draw:equation draw:name="f15" draw:formula="?f5 / ?f5"/>
                  <draw:equation draw:name="f16" draw:formula="?f3 / ?f5"/>
                </draw:enhanced-geometry>
              </draw:custom-shape>
            </draw:g>
          </table:table-cell>
          <table:table-cell table:number-columns-repeated="100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ＭＳ Ｐゴシック" svg:font-family="'ＭＳ Ｐゴシック'"/>
    <style:font-face style:name="ＭＳ Ｐゴシック2" svg:font-family="'ＭＳ Ｐゴシック'" style:font-family-generic="modern"/>
    <style:font-face style:name="ＭＳ Ｐゴシック1" svg:font-family="'ＭＳ Ｐゴシック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svg:stroke-linecap="butt" draw:fill-color="#ffffff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89" svg:viewBox="0 0 20 30" svg:d="M10 0l-10 30h20z"/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799cm" fo:margin-right="1.799cm" style:print-page-order="ttb" style:first-page-number="continue" style:scale-to="47%" style:print="charts drawings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2" fo:font-size="22pt" style:font-name-asian="ＭＳ Ｐゴシック" style:font-size-asian="22pt" style:font-name-complex="ＭＳ Ｐゴシック" style:font-size-complex="2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9">2021/07/19</text:date>, <text:time>15:18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7-19">2021/07/19</text:date> <text:time>15:18:46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Copyright© Raytec Co., Ltd. All Rights Reserved.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dc:creator>B-FORME </dc:creator>
    <meta:creation-date>2006-09-16T00:00:00Z</meta:creation-date>
    <dc:date>2021-07-19T15:18:46.31</dc:date>
    <meta:editing-duration>PT4H9M27S</meta:editing-duration>
    <meta:editing-cycles>32</meta:editing-cycles>
    <meta:document-statistic meta:table-count="1" meta:cell-count="0" meta:object-count="23"/>
  </office:meta>
</office:document-meta>
</file>